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break-before="page" fo:text-align="justify"/>
      <style:text-properties fo:hyphenate="true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break-before="page" fo:text-align="justify"/>
      <style:text-properties fo:hyphenate="true"/>
    </style:style>
    <style:style style:name="P9" style:parent-style-name="Titre1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Paragraphedeliste" style:family="paragraph">
      <style:paragraph-properties fo:text-align="justify"/>
    </style:style>
    <style:style style:name="P13" style:parent-style-name="Paragraphedeliste" style:family="paragraph">
      <style:paragraph-properties fo:text-align="justify"/>
    </style:style>
    <style:style style:name="P14" style:parent-style-name="Paragraphedeliste" style:family="paragraph">
      <style:paragraph-properties fo:text-align="justify"/>
    </style:style>
    <style:style style:name="P15" style:parent-style-name="Paragraphedeliste" style:family="paragraph">
      <style:paragraph-properties fo:text-align="justify"/>
    </style:style>
    <style:style style:name="P16" style:parent-style-name="Paragraphedeliste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T22" style:parent-style-name="Policepardéfaut" style:family="text">
      <style:text-properties style:text-position="super 63.6%"/>
    </style:style>
    <style:style style:name="T23" style:parent-style-name="Policepardéfaut" style:family="text">
      <style:text-properties style:text-position="super 63.6%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</office:automatic-styles>
  <office:body>
    <office:text text:use-soft-page-breaks="true">
      <text:p text:style-name="P1">Page de garde</text:p>
      <text:p text:style-name="P2"/>
      <text:soft-page-break/>
      <text:p text:style-name="P3">Présentation<text:s/>des fonctionnalités</text:p>
      <text:p text:style-name="P4">Documentation</text:p>
      <text:p text:style-name="P5">Tests fonctionnels</text:p>
      <text:p text:style-name="P6">Choix d’implémentation</text:p>
      <text:p text:style-name="P7">Organisation (planning et répartition des rôles)</text:p>
      <text:p text:style-name="P8"/>
      <text:soft-page-break/>
      <text:h text:style-name="P9" text:outline-level="1">Présentation des fonctionnalités</text:h>
      <text:p text:style-name="P10"/>
      <text:p text:style-name="P11">NachOS est un pseudo système d’exploitation, il possède les fonctionnalités suivantes :</text:p>
      <text:list text:style-name="LFO1" text:continue-numbering="true">
        <text:list-item>
          <text:p text:style-name="P12">Interface textuelle</text:p>
        </text:list-item>
        <text:list-item>
          <text:p text:style-name="P13">Gestion multiprocessus et multithreads (incluant la synchronisation)</text:p>
        </text:list-item>
        <text:list-item>
          <text:p text:style-name="P14">Système de fichier</text:p>
        </text:list-item>
        <text:list-item>
          <text:p text:style-name="P15">Virtualisation de la mémoire (pagination ?)</text:p>
        </text:list-item>
        <text:list-item>
          <text:p text:style-name="P16">Gestion de la communication en réseau</text:p>
        </text:list-item>
      </text:list>
      <text:p text:style-name="P17">[Limites Techniques]</text:p>
      <text:p text:style-name="P18">Taille d’une page mémoire : 128 octets</text:p>
      <text:p text:style-name="P19">Nombre de pages mémoire : 64</text:p>
      <text:p text:style-name="P20">Mémoire totale théorique : 8 Ko</text:p>
      <text:p text:style-name="P21">Nombre<text:s/>de threads possibles : 2<text:span text:style-name="T22">32</text:span><text:span text:style-name="T23"><text:s/></text:span>– 1</text:p>
      <text:p text:style-name="P24"/>
      <text:p text:style-name="P25"/>
      <text:p text:style-name="P26"/>
      <text:h text:style-name="Titre1" text:outline-level="1">Documentation</text:h>
      <text:p text:style-name="Normal"/>
      <text:p text:style-name="Normal">Appels système disponibles :</text:p>
      <text:p text:style-name="Normal">Char GetChar() :<text:s/></text:p>
      <text:p text:style-name="Normal">Renvoie un caractère lu sur l’entrée standard</text:p>
      <text:p text:style-name="Normal">Void PutChar<text:s/>(char character)</text:p>
      <text:p text:style-name="Normal">Char * GetString()</text:p>
      <text:p text:style-name="Normal">Void PutString<text:s/>(const char string[], int max_characters)</text:p>
      <text:p text:style-name="Normal">Int GetInt()</text:p>
      <text:p text:style-name="Normal">Void PutInt<text:s/>(int valu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language-asian="fr" style:country-asian="FR"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jamin DEMAZIERE</meta:initial-creator>
    <dc:creator>Benjamin DEMAZIERE</dc:creator>
    <meta:creation-date>2020-01-15T13:45:00Z</meta:creation-date>
    <dc:date>2020-01-15T16:02:00Z</dc:date>
    <meta:template xlink:href="Normal.dotm" xlink:type="simple"/>
    <meta:editing-cycles>4</meta:editing-cycles>
    <meta:editing-duration>PT8280S</meta:editing-duration>
    <meta:document-statistic meta:page-count="3" meta:paragraph-count="1" meta:word-count="135" meta:character-count="880" meta:row-count="6" meta:non-whitespace-character-count="746"/>
  </office:meta>
</office:document-meta>
</file>